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Courier" fo:font-size="18.0pt" fo:color="#3b2322" fo:background-color="#d7d3b7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IMULATIONS WITH STD = 2º OF WIND</text:p>
      <text:p text:style-name="P1"/>
      <text:p text:style-name="P1">AFTER TRAINING WITH VARIABLE WIND:</text:p>
      <text:p text:style-name="P1">End of the run</text:p>
      <text:p text:style-name="P1">Episode reward : 177.91732154386327 <text:s/>for incidence: <text:s/>0</text:p>
      <text:p text:style-name="P1">Episode reward : 141.4345884701794 <text:s/>for incidence: <text:s/>7</text:p>
      <text:p text:style-name="P1">Episode reward : 141.97215022416518 <text:s/>for incidence: <text:s/>13</text:p>
      <text:p text:style-name="P1">End of the demo</text:p>
      <text:p text:style-name="P1">Episode reward : 177.7508200286666 <text:s/>for incidence: <text:s/>0</text:p>
      <text:p text:style-name="P1">Episode reward : 179.21747705152822 <text:s/>for incidence: <text:s/>7</text:p>
      <text:p text:style-name="P1">Episode reward : 132.18553402263416 <text:s/>for incidence: <text:s/>13</text:p>
      <text:p text:style-name="P1">End of the demo</text:p>
      <text:p text:style-name="P1"/>
      <text:p text:style-name="P1">WITHOUT HAVING TRAINED FOR WIND:</text:p>
      <text:p text:style-name="P1">End of the run</text:p>
      <text:p text:style-name="P1">Episode reward : 178.9769504253531 <text:s/>for incidence: <text:s/>0</text:p>
      <text:p text:style-name="P1">Episode reward : 136.58121203857243 <text:s/>for incidence: <text:s/>7</text:p>
      <text:p text:style-name="P1">Episode reward : 135.53323226835494 <text:s/>for incidence: <text:s/>13</text:p>
      <text:p text:style-name="P1">End of the demo</text:p>
      <text:p text:style-name="P1">Episode reward : 137.97868037477372 <text:s/>for incidence: <text:s/>0</text:p>
      <text:p text:style-name="P1">Episode reward : 137.43994565698236 <text:s/>for incidence: <text:s/>7</text:p>
      <text:p text:style-name="P1">Episode reward : 137.12430699201346 <text:s/>for incidence: <text:s/>13</text:p>
      <text:p text:style-name="P1">End of the de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4</meta:generator>
  </office:meta>
</office:document-meta>
</file>